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808080" draw:fill="none" draw:fill-color="#ffffff" fo:min-height="0.55cm"/>
    </style:style>
    <style:style style:name="gr6" style:family="graphic" style:parent-style-name="standard">
      <style:graphic-properties draw:stroke="none" svg:stroke-color="#808080" draw:fill="none" draw:fill-color="#ffffff" fo:min-height="0.8cm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style:use-window-font-color="true" fo:language="en" fo:country="US"/>
    </style:style>
    <style:style style:name="T3" style:family="text">
      <style:text-properties style:use-window-font-color="true"/>
    </style:style>
    <style:style style:name="T4" style:family="text">
      <style:text-properties fo:color="#ff0000" fo:language="en" fo:country="US"/>
    </style:style>
    <style:style style:name="T5" style:family="text">
      <style:text-properties fo:color="#00ff00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cm" svg:y1="2.5cm" svg:x2="1.4cm" svg:y2="14.2cm">
          <text:p/>
        </draw:line>
        <draw:frame draw:style-name="gr2" draw:layer="layout" svg:width="6.2cm" svg:height="1.25cm" svg:x="1cm" svg:y="1cm">
          <draw:text-box>
            <text:p><text:span text:style-name="T1">Process / Thread 1</text:span></text:p>
          </draw:text-box>
        </draw:frame>
        <draw:line draw:style-name="gr1" draw:text-style-name="P1" draw:layer="layout" svg:x1="11.7cm" svg:y1="2.5cm" svg:x2="11.7cm" svg:y2="14.2cm">
          <text:p/>
        </draw:line>
        <draw:frame draw:style-name="gr2" draw:layer="layout" svg:width="6.2cm" svg:height="1.25cm" svg:x="11.5cm" svg:y="1cm">
          <draw:text-box>
            <text:p><text:span text:style-name="T1">Process</text:span> / <text:span text:style-name="T1">Thread</text:span> 2</text:p>
          </draw:text-box>
        </draw:frame>
        <draw:measure draw:style-name="gr3" draw:text-style-name="P1" draw:layer="layout" svg:x1="1.4cm" svg:y1="3.2cm" svg:x2="1.4cm" svg:y2="12.5cm">
          <text:p text:style-name="P2"/>
          <text:p text:style-name="P2"/>
        </draw:measure>
        <draw:frame draw:style-name="gr4" draw:layer="layout" svg:width="7.4cm" svg:height="1.05cm" svg:x="2.65cm" svg:y="2.8cm">
          <draw:text-box>
            <text:p><text:span text:style-name="T1">Locking resource A</text:span></text:p>
          </draw:text-box>
        </draw:frame>
        <draw:frame draw:style-name="gr4" draw:layer="layout" svg:width="7.9cm" svg:height="1.05cm" svg:x="2.65cm" svg:y="4.101cm">
          <draw:text-box>
            <text:p><text:span text:style-name="T1">Working on A</text:span></text:p>
          </draw:text-box>
        </draw:frame>
        <draw:frame draw:style-name="gr5" draw:text-style-name="P3" draw:layer="layout" svg:width="6.2cm" svg:height="0.962cm" svg:x="2.65cm" svg:y="10.637cm">
          <draw:text-box>
            <text:p text:style-name="P3"><text:span text:style-name="T2">Unlocking</text:span><text:span text:style-name="T3"> A</text:span></text:p>
          </draw:text-box>
        </draw:frame>
        <draw:measure draw:style-name="gr3" draw:text-style-name="P1" draw:layer="layout" svg:x1="11.6cm" svg:y1="3.5cm" svg:x2="11.6cm" svg:y2="13.2cm">
          <text:p text:style-name="P2"/>
          <text:p text:style-name="P2"/>
        </draw:measure>
        <draw:frame draw:style-name="gr4" draw:layer="layout" svg:width="7.4cm" svg:height="1.05cm" svg:x="2.65cm" svg:y="5.6cm">
          <draw:text-box>
            <text:p><text:span text:style-name="T1">Locking resource B</text:span></text:p>
          </draw:text-box>
        </draw:frame>
        <draw:frame draw:style-name="gr4" draw:layer="layout" svg:width="7.4cm" svg:height="1.673cm" svg:x="12.9cm" svg:y="3cm">
          <draw:text-box>
            <text:p><text:span text:style-name="T1">Locking resource A</text:span></text:p>
            <text:p><text:span text:style-name="T4">BLOCKED</text:span></text:p>
          </draw:text-box>
        </draw:frame>
        <draw:frame draw:style-name="gr6" draw:text-style-name="P3" draw:layer="layout" svg:width="7.4cm" svg:height="1.05cm" svg:x="2.7cm" svg:y="8.75cm">
          <draw:text-box>
            <text:p text:style-name="P3"><text:span text:style-name="T2">Unlocking B</text:span></text:p>
          </draw:text-box>
        </draw:frame>
        <draw:frame draw:style-name="gr6" draw:text-style-name="P3" draw:layer="layout" svg:width="7.9cm" svg:height="1.05cm" svg:x="2.65cm" svg:y="7.2cm">
          <draw:text-box>
            <text:p text:style-name="P3"><text:span text:style-name="T2">Working</text:span><text:span text:style-name="T2"> on B</text:span></text:p>
          </draw:text-box>
        </draw:frame>
        <draw:line draw:style-name="gr7" draw:text-style-name="P1" draw:layer="layout" svg:x1="6.6cm" svg:y1="11.2cm" svg:x2="12.3cm" svg:y2="11.2cm">
          <text:p/>
        </draw:line>
        <draw:frame draw:style-name="gr4" draw:layer="layout" svg:width="7.4cm" svg:height="1.673cm" svg:x="12.9cm" svg:y="10.601cm">
          <draw:text-box>
            <text:p><text:span text:style-name="T1">Locking resource A</text:span></text:p>
            <text:p><text:span text:style-name="T5">OK</text:span></text:p>
          </draw:text-box>
        </draw:frame>
        <draw:frame draw:style-name="gr4" draw:text-style-name="P3" draw:layer="layout" svg:width="7.4cm" svg:height="1.05cm" svg:x="12.9cm" svg:y="12.302cm">
          <draw:text-box>
            <text:p text:style-name="P3"><text:span text:style-name="T2">Working as usu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urak </meta:initial-creator>
    <meta:creation-date>2012-11-21T12:48:46</meta:creation-date>
    <meta:generator>LibreOffice/3.6$Linux_X86_64 LibreOffice_project/360m1$Build-2</meta:generator>
    <dc:date>2013-03-27T10:51:15</dc:date>
    <dc:creator>Zaurak </dc:creator>
    <meta:editing-duration>PT4M21S</meta:editing-duration>
    <meta:editing-cycles>5</meta:editing-cycles>
    <meta:document-statistic meta:object-count="16"/>
  </office:meta>
</office:document-meta>
</file>